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 svg:font-family="F" style:font-family-generic="system" style:font-pitch="variable"/>
    <style:font-face style:name="Times" svg:font-family="Time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master-page-name="MP0">
      <style:paragraph-properties fo:text-align="justify" style:justify-single-word="false" style:page-number="auto" fo:break-before="page"/>
    </style:style>
    <style:style style:name="T1" style:family="text">
      <style:text-properties fo:font-size="16pt" fo:font-weight="bold" style:font-size-asian="16pt" style:font-weight-asian="bold" style:font-name-complex="Times New Roman"/>
    </style:style>
    <style:style style:name="T2" style:family="text">
      <style:text-properties fo:font-size="12pt" fo:font-weight="bold" style:font-size-asian="12pt" style:font-weight-asian="bold" style:font-name-complex="Times New Roman"/>
    </style:style>
    <style:style style:name="T3" style:family="text">
      <style:text-properties fo:font-size="12pt" style:font-size-asian="12pt" style:font-name-complex="Times New Roman"/>
    </style:style>
    <style:style style:name="T4" style:family="text">
      <style:text-properties fo:color="#000000" fo:font-size="12pt" style:font-size-asian="12pt" style:font-name-complex="Times New Roman"/>
    </style:style>
    <style:style style:name="T5" style:family="text">
      <style:text-properties fo:color="#000000" fo:font-size="12pt" fo:font-weight="bold" style:font-size-asian="12pt" style:font-weight-asian="bold" style:font-name-complex="Times New Roman"/>
    </style:style>
    <style:style style:name="T6" style:family="text">
      <style:text-properties fo:color="#000000" style:text-position="super 67%" fo:font-size="12pt" fo:font-weight="bold" style:font-size-asian="12pt" style:font-weight-asian="bold" style:font-name-complex="Times New Roman"/>
    </style:style>
    <style:style style:name="T7" style:family="text">
      <style:text-properties fo:color="#000000" style:text-position="super 67%" fo:font-size="12pt" style:font-size-asian="12pt" style:font-name-complex="Times New Roman"/>
    </style:style>
    <style:style style:name="T8" style:family="text">
      <style:text-properties style:font-name="Times" fo:font-size="12pt" fo:font-weight="bold" style:font-size-asian="12pt" style:font-weight-asian="bold" style:font-name-complex="Times"/>
    </style:style>
    <style:style style:name="T9" style:family="text">
      <style:text-properties fo:color="#c9211e" fo:font-size="12pt" style:font-size-asian="12pt" style:font-name-complex="Times New Roman"/>
    </style:style>
    <style:style style:name="T10" style:family="text">
      <style:text-properties fo:color="#ff0000" fo:font-size="12pt" style:font-size-asian="12pt"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text:span text:style-name="Police_20_par_20_défaut"><text:span text:style-name="T1">Journal de</text:span></text:span><text:span text:style-name="Police_20_par_20_défaut"><text:span text:style-name="T1"> Sophia Klein</text:span></text:span></text:p>
      <text:p text:style-name="P2"/>
      <text:p text:style-name="P2"><text:span text:style-name="Police_20_par_20_défaut"><text:span text:style-name="T2">11 Avril 1937</text:span></text:span></text:p>
      <text:p text:style-name="P2"><text:span text:style-name="Police_20_par_20_défaut"><text:span text:style-name="T3">Cher journal, j</text:span></text:span><text:span text:style-name="Police_20_par_20_défaut"><text:span text:style-name="T4">e m'appelle Sophia, je suis née à Graz en Autriche le 31 janvier 1925. Aujourd’hui papa m’a acheté un nouveau </text:span></text:span><text:span text:style-name="Police_20_par_20_défaut"><text:span text:style-name="T3">cahier</text:span></text:span><text:span text:style-name="Police_20_par_20_défaut"><text:span text:style-name="T3">, il </text:span></text:span><text:span text:style-name="Police_20_par_20_défaut"><text:span text:style-name="T3">est très beau ! J’ai décidé d’en faire un journal intime, pour écrire tout ce qui m’arrive </text:span></text:span><text:span text:style-name="Police_20_par_20_défaut"><text:span text:style-name="T3">chaque jour. Mon papa </text:span></text:span><text:span text:style-name="Police_20_par_20_défaut"><text:span text:style-name="T4">est vraiment génial ! Il m'offre toujours plein de choses ! Et maman aussi ! Elle m'achète souvent de nouveaux vêtements.</text:span></text:span></text:p>
      <text:p text:style-name="P2"/>
      <text:p text:style-name="P2"><text:span text:style-name="Police_20_par_20_défaut"><text:span text:style-name="T5">25 juillet 1937</text:span></text:span></text:p>
      <text:p text:style-name="P2"><text:span text:style-name="Police_20_par_20_défaut"><text:span text:style-name="T4">Aujourd’hui, maman m'a acheté une nouvelle robe ! J'ai hâte de la mettre !</text:span></text:span></text:p>
      <text:p text:style-name="P2"/>
      <text:p text:style-name="P2"><text:span text:style-name="Police_20_par_20_défaut"><text:span text:style-name="T5">10 juin 1938</text:span></text:span></text:p>
      <text:p text:style-name="P2"><text:span text:style-name="Police_20_par_20_défaut"><text:span text:style-name="T4">Aujour</text:span></text:span><text:span text:style-name="Police_20_par_20_défaut"><text:span text:style-name="T4">d’hui quand j’étais au parc, j’ai entendu deux hommes qui discutaient entre eux. Ils disaient que notre pays va mal. J’ai peur pour tout ce qui peut arriver à notre famille. Je viens de rentrer à la maison, j'ai vu une chose horrible dans la rue, des perso</text:span></text:span><text:span text:style-name="Police_20_par_20_défaut"><text:span text:style-name="T4">nnes se sont mises à frapper un homme sans défense devant tout le monde ! Ils criaient « sale Juif !» et plein d'autre mots horribles. J'ai eu très peur !</text:span></text:span></text:p>
      <text:p text:style-name="P2"/>
      <text:p text:style-name="P2"><text:span text:style-name="Police_20_par_20_défaut"><text:span text:style-name="T5">12 juin 1938</text:span></text:span></text:p>
      <text:p text:style-name="P2"><text:span text:style-name="Police_20_par_20_défaut"><text:span text:style-name="T4">Papa est très triste depuis quelques jours. Il n'est pas allé travailler. Quand je lui </text:span></text:span><text:span text:style-name="Police_20_par_20_défaut"><text:span text:style-name="T4">ai demandé pourquo</text:span></text:span><text:span text:style-name="Police_20_par_20_défaut"><text:span text:style-name="T4">i, il </text:span></text:span><text:span text:style-name="Police_20_par_20_défaut"><text:span text:style-name="T4">m'a répondu qu'il ne fallait pas que je m'inquiète. Il m'a aussi dit qu'il voulait chercher un travail dans un autre pays. C'est pour ça qu'il ne travaille plus. Je lui ai aussi demandé si cela avait un rap</text:span></text:span><text:span text:style-name="Police_20_par_20_défaut"><text:span text:style-name="T4">port avec les choses étranges qui se passent en ce moment. Il m'a répondu que oui. Je pense que personne ne peut vivre sans espoir, c’est ce que papa et maman me disent chaque jour. <text:s/></text:span></text:span></text:p>
      <text:p text:style-name="P2"/>
      <text:p text:style-name="P2"><text:span text:style-name="Police_20_par_20_défaut"><text:span text:style-name="T8">26 septembre 1938</text:span></text:span></text:p>
      <text:p text:style-name="P2"><text:span text:style-name="Police_20_par_20_défaut"><text:span text:style-name="T4">J'ai entendu papa et maman discuter hier soir alors q</text:span></text:span><text:span text:style-name="Police_20_par_20_défaut"><text:span text:style-name="T4">ue je devais dormir. Maman n'arrêtait pas de dire « on n’a plus d’argent ? Mais comment on va faire ?» Papa a fini par dire d'un ton ferme « nous devons partir ». Je n'ai pas dormi de la nuit.</text:span></text:span></text:p>
      <text:p text:style-name="P2"/>
      <text:p text:style-name="P2"><text:span text:style-name="Police_20_par_20_défaut"><text:span text:style-name="T5">28 septembre 1938</text:span></text:span></text:p>
      <text:p text:style-name="P2"><text:span text:style-name="Police_20_par_20_défaut"><text:span text:style-name="T4">Je dois tout laisser ici et ne prendre que </text:span></text:span><text:span text:style-name="Police_20_par_20_défaut"><text:span text:style-name="T4">le minimum en vue de notre départ. Nous partons pour Paris en train aujourd’hui. J'ai juste le temps d’écrire quelques mots avant de quitter notre maison. Je n'ai pas envie de partir, j’ai trop peur de ce qui nous attend là-bas. J'ai toujours vécu ici et j</text:span></text:span><text:span text:style-name="Police_20_par_20_défaut"><text:span text:style-name="T4">e dois tout laisser. Mon pays va beaucoup me manquer.</text:span></text:span></text:p>
      <text:p text:style-name="P2"/>
      <text:p text:style-name="P2"><text:span text:style-name="Police_20_par_20_défaut"><text:span text:style-name="T2">29 Septembre 1938</text:span></text:span></text:p>
      <text:p text:style-name="P2"><text:soft-page-break/><text:span text:style-name="Police_20_par_20_défaut"><text:span text:style-name="T4">Nous sommes dans le train, papa et maman sont assis à côté de moi</text:span></text:span><text:span text:style-name="Police_20_par_20_défaut"><text:span text:style-name="T3">. Je vois au dehors des arbres magnifiques, le paysage est si beau. Mais dedans, nous sommes serrés, il n’y a pas de p</text:span></text:span><text:span text:style-name="Police_20_par_20_défaut"><text:span text:style-name="T3">lace. Les gens se bousculent. Les wagons sont plein de monde. </text:span></text:span><text:span text:style-name="Police_20_par_20_défaut"><text:span text:style-name="T4">Je n'arrive pas à écrire correctement à cause du mouvement du train.</text:span></text:span></text:p>
      <text:p text:style-name="P2"/>
      <text:p text:style-name="P2"><text:span text:style-name="Police_20_par_20_défaut"><text:span text:style-name="T5">19 octobre 1938</text:span></text:span></text:p>
      <text:p text:style-name="P2"><text:span text:style-name="Police_20_par_20_défaut"><text:span text:style-name="T4">On loge rue de Compans. Notre nouvelle maison est bien plus petite que celle que nous av</text:span></text:span><text:span text:style-name="Police_20_par_20_défaut"><text:span text:style-name="T3">io</text:span></text:span><text:span text:style-name="Police_20_par_20_défaut"><text:span text:style-name="T4">ns à Graz. Papa a </text:span></text:span><text:span text:style-name="Police_20_par_20_défaut"><text:span text:style-name="T4">décidé de prendre des cours de français et il reprend aussi des études en droit international. Maman passe un diplôme pour devenir esthéticienne, elle qui n'avait pas besoin de travailler avant. Moi, je suis dans un groupe d'enfants de mon âge, qui ont pre</text:span></text:span><text:span text:style-name="Police_20_par_20_défaut"><text:span text:style-name="T4">sque vécu la même chose que moi. Je m'entends bien avec Mathilde Parolier, une fille de mon âge.</text:span></text:span></text:p>
      <text:p text:style-name="P2"/>
      <text:p text:style-name="P2"><text:span text:style-name="Police_20_par_20_défaut"><text:span text:style-name="T5">9 Novembre 1938</text:span></text:span></text:p>
      <text:p text:style-name="P2"><text:span text:style-name="Police_20_par_20_défaut"><text:span text:style-name="T4">Mathilde a reçu une lettre de son frère qui lui raconte tout ce qui se passe en Allemagne. Il paraît qu’il y a beaucoup de violences contre l</text:span></text:span><text:span text:style-name="Police_20_par_20_défaut"><text:span text:style-name="T4">es Juifs. Les gens partent de plus en plus.</text:span></text:span></text:p>
      <text:p text:style-name="P2"/>
      <text:p text:style-name="P2"><text:span text:style-name="Police_20_par_20_défaut"><text:span text:style-name="T5">26 septembre 1939</text:span></text:span></text:p>
      <text:p text:style-name="P2"><text:span text:style-name="Police_20_par_20_défaut"><text:span text:style-name="T4">Aujourd’hui des gendarmes français sont venus chez nous, ils ont enfoncé la porte et ont pris papa avec eux. J’ai crié et j’ai pleuré. C’est très dur pour maman et moi de ne pas savoir où ils </text:span></text:span><text:span text:style-name="Police_20_par_20_défaut"><text:span text:style-name="T4">l’ont emmené et ce qu’il va devenir.</text:span></text:span></text:p>
      <text:p text:style-name="P2"/>
      <text:p text:style-name="P2"><text:span text:style-name="Police_20_par_20_défaut"><text:span text:style-name="T5">5 Octobre 1939</text:span></text:span></text:p>
      <text:p text:style-name="P2"><text:span text:style-name="Police_20_par_20_défaut"><text:span text:style-name="T4">Maman vit désormais seule à Paris. Elle a décidé de m'envoyer à la villa Montmorency pour ma sécurité. Mes parents me manquent malgré leurs lettres. Je ne me sens pas bien ici. J'ai du mal à m'intégrer. </text:span></text:span><text:span text:style-name="Police_20_par_20_défaut"><text:span text:style-name="T4">Je m'inquiète pour papa.</text:span></text:span></text:p>
      <text:p text:style-name="P2"/>
      <text:p text:style-name="P2"><text:span text:style-name="Police_20_par_20_défaut"><text:span text:style-name="T5">12 Novembre 1939</text:span></text:span></text:p>
      <text:p text:style-name="P2"><text:span text:style-name="Police_20_par_20_défaut"><text:span text:style-name="T4">Papa m'a envoyé une lettre pour me dire qu'il est sorti du camp d'internement. Il est rentré à la maison avec maman. Je suis tellement rassurée !</text:span></text:span></text:p>
      <text:p text:style-name="P2"/>
      <text:p text:style-name="P2"><text:span text:style-name="Police_20_par_20_défaut"><text:span text:style-name="T5">29 Février 1940</text:span></text:span></text:p>
      <text:p text:style-name="P2"><text:span text:style-name="Police_20_par_20_défaut"><text:span text:style-name="T4">Dans le parc, il y a un petit coin aux pieds de gr</text:span></text:span><text:span text:style-name="Police_20_par_20_défaut"><text:span text:style-name="T4">ands arbres où j’aime me poser pour lire mon courrier, et aujourd’hui, j’ai reçu une lettre de Papa et une lettre de Maman ! Papa me dit de persévérer en classe car après la chute d’Hitler, l’Autriche se relèvera et il y aura du travail pour tout reconstru</text:span></text:span><text:span text:style-name="Police_20_par_20_défaut"><text:span text:style-name="T4">ire. Et maman me dit de profiter de ma vie à la villa car si j’étais avec elle, elle n'aurait pas le temps de s'occuper de moi. Elle vient d'obtenir son diplôme et cherche du travail.</text:span></text:span></text:p>
      <text:p text:style-name="P2"/>
      <text:p text:style-name="P2"><text:span text:style-name="Police_20_par_20_défaut"><text:span text:style-name="T2">5 Mars 1940</text:span></text:span></text:p>
      <text:p text:style-name="P2"><text:soft-page-break/><text:span text:style-name="Police_20_par_20_défaut"><text:span text:style-name="T3">Aujourd’hui en ouvrant ma fenêtre,</text:span></text:span><text:span text:style-name="Police_20_par_20_défaut"><text:span text:style-name="T4"> j’ai vu des écureuils co</text:span></text:span><text:span text:style-name="Police_20_par_20_défaut"><text:span text:style-name="T4">urir le long des branches des arbres.</text:span></text:span><text:span text:style-name="Police_20_par_20_défaut"><text:span text:style-name="T3"> J’aimerais être libre comme eux. Je suis très triste parce que je ne peux pas faire ce</text:span></text:span><text:span text:style-name="Police_20_par_20_défaut"><text:span text:style-name="T3"> dont j’ai envie. </text:span></text:span><text:span text:style-name="Police_20_par_20_défaut"><text:span text:style-name="T3"><text:s/></text:span></text:span></text:p>
      <text:p text:style-name="P2"/>
      <text:p text:style-name="P2"><text:span text:style-name="Police_20_par_20_défaut"><text:span text:style-name="T5">1</text:span></text:span><text:span text:style-name="Police_20_par_20_défaut"><text:span text:style-name="T6">er</text:span></text:span><text:span text:style-name="Police_20_par_20_défaut"><text:span text:style-name="T5"> </text:span></text:span><text:span text:style-name="Police_20_par_20_défaut"><text:span text:style-name="T5">juin 1940</text:span></text:span></text:p>
      <text:p text:style-name="P2"><text:span text:style-name="Police_20_par_20_défaut"><text:span text:style-name="T4">Mes parents m’annoncent qu’on doit encore partir. Cette</text:span></text:span><text:span text:style-name="Police_20_par_20_défaut"><text:span text:style-name="T4"> fois-ci, </text:span></text:span><text:span text:style-name="Police_20_par_20_défaut"><text:span text:style-name="T4">on va vers le sud de la France, à Montauban. Je dois rentrer à Paris demain. Mes affaires sont déjà prêtes.</text:span></text:span></text:p>
      <text:p text:style-name="P2"/>
      <text:p text:style-name="P2"><text:span text:style-name="Police_20_par_20_défaut"><text:span text:style-name="T5">13 juin 1940</text:span></text:span></text:p>
      <text:p text:style-name="P2"><text:span text:style-name="Police_20_par_20_défaut"><text:span text:style-name="T4">On loge avenue </text:span></text:span><text:span text:style-name="Police_20_par_20_défaut"><text:span text:style-name="T4">Saint-Michel et je suis inscrite au lycée Michelet en 4</text:span></text:span><text:span text:style-name="Police_20_par_20_défaut"><text:span text:style-name="T7">e</text:span></text:span><text:span text:style-name="Police_20_par_20_défaut"><text:span text:style-name="T4">. Je ne sais pas si ma nouvelle vie à Montauban va me faire du bien.</text:span></text:span></text:p>
      <text:p text:style-name="P2"/>
      <text:p text:style-name="P2"><text:span text:style-name="Police_20_par_20_défaut"><text:span text:style-name="T5">17 Novembre 1941</text:span></text:span></text:p>
      <text:p text:style-name="P2"><text:span text:style-name="Police_20_par_20_défaut"><text:span text:style-name="T4">J’aime apprendre et je suis plutôt bonne élève en langue et en dessin. Je suis passée sans problème en 3</text:span></text:span><text:span text:style-name="Police_20_par_20_défaut"><text:span text:style-name="T7">e</text:span></text:span><text:span text:style-name="Police_20_par_20_défaut"><text:span text:style-name="T4">.</text:span></text:span><text:span text:style-name="Police_20_par_20_défaut"><text:span text:style-name="T9"> </text:span></text:span><text:span text:style-name="Police_20_par_20_défaut"><text:span text:style-name="T4">Ma vie est plutôt tranquille à Montauban mais comme je m’ennuie un peu, je lis, j’écoute la radio, je dessine mon entourage, la vie courante, des vêtements de mode. Ça m'aide à passer le temps et oublier ma situation.</text:span></text:span></text:p>
      <text:p text:style-name="P2"/>
      <text:p text:style-name="P2"><text:span text:style-name="Police_20_par_20_défaut"><text:span text:style-name="T5">27 Novembre 1941</text:span></text:span></text:p>
      <text:p text:style-name="P2"><text:span text:style-name="Police_20_par_20_défaut"><text:span text:style-name="T4">Papa cherche à part</text:span></text:span><text:span text:style-name="Police_20_par_20_défaut"><text:span text:style-name="T4">ir de la France pour le Mexique. Il nous a expliqué, à maman et à moi que ça serait mieux de quitter l’Europe tous ensemble pour fuir l’antisémitisme et sortir de la misère. Papa nous a lu une lettre qu’il a reçue du centre américain de secours. Elle dit q</text:span></text:span><text:span text:style-name="Police_20_par_20_défaut"><text:span text:style-name="T4">ue nous sommes sur leur liste pour le prochain départ. Cela me rend heureuse mais cela me fait peur aussi. On doit encore partir.</text:span></text:span></text:p>
      <text:p text:style-name="P2"/>
      <text:p text:style-name="P2"><text:span text:style-name="Police_20_par_20_défaut"><text:span text:style-name="T5">4 Mai 1942</text:span></text:span></text:p>
      <text:p text:style-name="P2"><text:span text:style-name="Police_20_par_20_défaut"><text:span text:style-name="T4">Papa et maman sont assignés à résidence à Auvillar. Le préfet a bien voulu que je reste au lycée de</text:span></text:span><text:span text:style-name="Police_20_par_20_défaut"><text:span text:style-name="T10"> </text:span></text:span><text:span text:style-name="Police_20_par_20_défaut"><text:span text:style-name="T4">Montauban jusq</text:span></text:span><text:span text:style-name="Police_20_par_20_défaut"><text:span text:style-name="T4">u’en juillet, je loge chez M</text:span></text:span><text:span text:style-name="Police_20_par_20_défaut"><text:span text:style-name="T7">me</text:span></text:span><text:span text:style-name="Police_20_par_20_défaut"><text:span text:style-name="T4"> Margaret Wass, une amie de la famille. Je pourrai leur rendre visite de temps en temps.</text:span></text:span></text:p>
      <text:p text:style-name="P2"/>
      <text:p text:style-name="P2"><text:span text:style-name="Police_20_par_20_défaut"><text:span text:style-name="T5">29 Mai 1942</text:span></text:span></text:p>
      <text:p text:style-name="P2"><text:span text:style-name="Police_20_par_20_défaut"><text:span text:style-name="T4">Aujourd’hui on nous dit qu’aucune nouvelle autorisation de visa pour nous n’est parvenue au consulat du Mexique. Cela fait d</text:span></text:span><text:span text:style-name="Police_20_par_20_défaut"><text:span text:style-name="T4">es mois que cela dure ! Je suis fatiguée. Nous n’en pouvons plus. J’ai entendu dire que des Juifs étrangers sont arrêtés puis internés par la police française. En</text:span></text:span><text:span text:style-name="Police_20_par_20_défaut"><text:span text:style-name="T10"> </text:span></text:span><text:span text:style-name="Police_20_par_20_défaut"><text:span text:style-name="T4">voyant toutes ces rafles</text:span></text:span><text:span text:style-name="Police_20_par_20_défaut"><text:span text:style-name="T10"> </text:span></text:span><text:span text:style-name="Police_20_par_20_défaut"><text:span text:style-name="T4">de jour en jour, je ne pense pas qu’on pourra y échapper.</text:span></text:span></text:p>
      <text:p text:style-name="P2"/>
      <text:p text:style-name="P2"><text:span text:style-name="Police_20_par_20_défaut"><text:span text:style-name="T5">29 août 1</text:span></text:span><text:span text:style-name="Police_20_par_20_défaut"><text:span text:style-name="T5">942</text:span></text:span></text:p>
      <text:p text:style-name="P2"><text:span text:style-name="Police_20_par_20_défaut"><text:span text:style-name="T4">Cher Journal, je crois que la situation ne peut pas être pire. Nous avons été raflés par des gendarmes français à Auvillar le 26 août et envoyés au camp de Septfonds dans le Tarn-et-Garonne avec trois autres familles. J'ai réussi à te cacher dans les p</text:span></text:span><text:span text:style-name="Police_20_par_20_défaut"><text:span text:style-name="T4">lis de mon manteau, avec un crayon.</text:span></text:span></text:p>
      <text:p text:style-name="P2"><text:soft-page-break/><text:span text:style-name="Police_20_par_20_défaut"><text:span text:style-name="T4">À mon arrivée au camp, j’ai rencontré un homme qui m'a fait un tour de magie, avec une cuillère. Il s’appelle Jacob. Cela me fait sourire, une sorte de complicité s'est créée entre nous.</text:span></text:span></text:p>
      <text:p text:style-name="P2"><text:span text:style-name="Police_20_par_20_défaut"><text:span text:style-name="T4">Je ne sais pas ce que l'on va dev</text:span></text:span><text:span text:style-name="Police_20_par_20_défaut"><text:span text:style-name="T4">enir. Nous sommes tous entassés dans des baraques avec une couverture par personne. Heureusement, les nuits sont assez chaudes en ce moment. La nourriture n'est pas bonne. C'est à peine si on nous donne assez pour nous nourrir. J'ai très peur. Maman aussi.</text:span></text:span><text:span text:style-name="Police_20_par_20_défaut"><text:span text:style-name="T4"> En plus, on a été séparées de papa.</text:span></text:span></text:p>
      <text:p text:style-name="P2"/>
      <text:p text:style-name="P2"><text:span text:style-name="Police_20_par_20_défaut"><text:span text:style-name="T5">4 septembre 1942</text:span></text:span></text:p>
      <text:p text:style-name="P2"><text:span text:style-name="Police_20_par_20_défaut"><text:span text:style-name="T4">Je ne suis pas restée longtemps à Septfonds. Malgré l’aide de certaines personnes, notamment de Jacob et les autres familles autrichiennes socialistes avec qui</text:span></text:span><text:span text:style-name="Police_20_par_20_défaut"><text:span text:style-name="T4"> on</text:span></text:span><text:span text:style-name="Police_20_par_20_défaut"><text:span text:style-name="T4"> a été arrêté</text:span></text:span><text:span text:style-name="Police_20_par_20_défaut"><text:span text:style-name="T4">s</text:span></text:span><text:span text:style-name="Police_20_par_20_défaut"><text:span text:style-name="T4">, notre passage dans ce camp a été horrible.</text:span></text:span></text:p>
      <text:p text:style-name="P2"><text:span text:style-name="Police_20_par_20_défaut"><text:span text:style-name="T4">On nous a emmenés à la gare de Caussade, ma famille et beaucoup d’autres Juifs. On a pris le train pour aller au camp de Drancy, si j'ai bien compris. Les conditions sont très difficiles, nous sommes entassés </text:span></text:span><text:span text:style-name="Police_20_par_20_défaut"><text:span text:style-name="T4">les uns sur les autres. Dans le wagon, Jacob m'a donné sa cuillère. Il me dit que je suis jeune et que j’ai la vie devant moi. Je vais la cacher dans les pages du journal. Je ne sais pas si j'arriverai à la garder. Maman et moi sommes constamment bousculée</text:span></text:span><text:span text:style-name="Police_20_par_20_défaut"><text:span text:style-name="T4">s. J'ai peur de te perdre, ou la cuillère et mon crayon.</text:span></text:span></text:p>
      <text:p text:style-name="P2"/>
      <text:p text:style-name="P2"><text:span text:style-name="Police_20_par_20_défaut"><text:span text:style-name="T5">24 septembre 1942</text:span></text:span></text:p>
      <text:p text:style-name="P2"><text:span text:style-name="Police_20_par_20_défaut"><text:span text:style-name="T4">Nous venons de quitter Drancy pour aller au camp d’Auschwitz. J'ai entendu d'horribles choses sur ce camp. J'ai peur de ce qui pourra nous arriver à papa, maman et moi.</text:span></text:span></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 svg:font-family="F"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fr" style:country-asian="F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fr" fo:country="FR" fo:font-style="normal" style:text-underline-style="none" fo:font-weight="normal" style:letter-kerning="true" fo:background-color="transparent" style:font-name-asian="Arial Unicode MS" style:font-size-asian="11pt" style:language-asian="fr" style:country-asian="FR"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name-complex="Arial Unicode M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cbarrera</meta:initial-creator>
    <dc:creator>Marie AUBRY</dc:creator>
    <meta:creation-date>2019-10-04T09:47:00Z</meta:creation-date>
    <dc:date>2019-11-07T16:25:24</dc:date>
    <meta:editing-cycles>4</meta:editing-cycles>
    <meta:editing-duration>PT8M25S</meta:editing-duration>
    <meta:document-statistic meta:table-count="0" meta:image-count="0" meta:object-count="0" meta:page-count="4" meta:paragraph-count="50" meta:word-count="1469" meta:character-count="79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